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1" style:family="table-row">
      <style:table-row-properties style:min-row-height="1.50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9398d" officeooo:paragraph-rsid="0019398d"/>
    </style:style>
    <style:style style:name="P2" style:family="paragraph" style:parent-style-name="Table_20_Contents">
      <style:text-properties officeooo:rsid="0019398d" officeooo:paragraph-rsid="0019398d"/>
    </style:style>
    <style:style style:name="P3" style:family="paragraph" style:parent-style-name="Table_20_Contents">
      <style:text-properties officeooo:rsid="0019858b" officeooo:paragraph-rsid="0019858b"/>
    </style:style>
    <style:style style:name="P4" style:family="paragraph" style:parent-style-name="Table_20_Contents">
      <style:text-properties fo:language="en" fo:country="US" officeooo:rsid="0019858b" officeooo:paragraph-rsid="0019858b"/>
    </style:style>
    <style:style style:name="P5" style:family="paragraph" style:parent-style-name="Table_20_Contents">
      <style:text-properties fo:language="en" fo:country="US" officeooo:rsid="001b96a0" officeooo:paragraph-rsid="001b96a0"/>
    </style:style>
    <style:style style:name="P6" style:family="paragraph" style:parent-style-name="Table_20_Contents">
      <style:text-properties fo:language="en" fo:country="US" officeooo:rsid="001b96a0" officeooo:paragraph-rsid="001cdab9"/>
    </style:style>
    <style:style style:name="P7" style:family="paragraph" style:parent-style-name="Table_20_Contents">
      <style:text-properties fo:language="en" fo:country="US" officeooo:rsid="001cdab9" officeooo:paragraph-rsid="001cdab9"/>
    </style:style>
    <style:style style:name="P8" style:family="paragraph" style:parent-style-name="Table_20_Contents">
      <style:text-properties fo:language="en" fo:country="US" officeooo:rsid="001f7514" officeooo:paragraph-rsid="001f7514"/>
    </style:style>
    <style:style style:name="P9" style:family="paragraph" style:parent-style-name="Table_20_Contents">
      <style:text-properties fo:language="en" fo:country="US" officeooo:rsid="001f7514" officeooo:paragraph-rsid="002082ce"/>
    </style:style>
    <style:style style:name="P10" style:family="paragraph" style:parent-style-name="Table_20_Contents">
      <style:text-properties fo:language="en" fo:country="US" officeooo:rsid="001f7514" officeooo:paragraph-rsid="002228ef"/>
    </style:style>
    <style:style style:name="P11" style:family="paragraph" style:parent-style-name="Table_20_Contents">
      <style:text-properties fo:language="en" fo:country="US" officeooo:rsid="001f7514" officeooo:paragraph-rsid="0022e5f0"/>
    </style:style>
    <style:style style:name="P12" style:family="paragraph" style:parent-style-name="Table_20_Contents">
      <style:text-properties fo:language="en" fo:country="US" officeooo:rsid="001f7514" officeooo:paragraph-rsid="00243e92"/>
    </style:style>
    <style:style style:name="P13" style:family="paragraph" style:parent-style-name="Table_20_Contents">
      <style:text-properties fo:language="en" fo:country="US" officeooo:rsid="00200443" officeooo:paragraph-rsid="00200443"/>
    </style:style>
    <style:style style:name="P14" style:family="paragraph" style:parent-style-name="Table_20_Contents">
      <style:text-properties fo:language="en" fo:country="US" officeooo:rsid="002082ce" officeooo:paragraph-rsid="002082ce"/>
    </style:style>
    <style:style style:name="P15" style:family="paragraph" style:parent-style-name="Table_20_Contents">
      <style:text-properties fo:language="en" fo:country="US" officeooo:rsid="002228ef" officeooo:paragraph-rsid="002228ef"/>
    </style:style>
    <style:style style:name="P16" style:family="paragraph" style:parent-style-name="Table_20_Contents">
      <style:text-properties fo:language="en" fo:country="US" officeooo:rsid="0022e5f0" officeooo:paragraph-rsid="0022e5f0"/>
    </style:style>
    <style:style style:name="P17" style:family="paragraph" style:parent-style-name="Table_20_Contents">
      <style:text-properties fo:language="en" fo:country="US" officeooo:rsid="00243e92" officeooo:paragraph-rsid="00243e92"/>
    </style:style>
    <style:style style:name="P18" style:family="paragraph" style:parent-style-name="Table_20_Contents">
      <style:text-properties officeooo:rsid="001b96a0" officeooo:paragraph-rsid="001b96a0"/>
    </style:style>
    <style:style style:name="P19" style:family="paragraph" style:parent-style-name="Table_20_Contents">
      <style:text-properties officeooo:rsid="001f7514" officeooo:paragraph-rsid="001f7514"/>
    </style:style>
    <style:style style:name="P20" style:family="paragraph" style:parent-style-name="Table_20_Contents">
      <style:text-properties officeooo:rsid="002082ce" officeooo:paragraph-rsid="002082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NAME: NangateOpenCellLibrary</text:p>
      <table:table table:name="Таблица1" table:style-name="Таблица1">
        <table:table-column table:style-name="Таблица1.A" table:number-columns-repeated="6"/>
        <table:table-row table:style-name="Таблица1.1">
          <table:table-cell table:style-name="Таблица1.A1" office:value-type="string">
            <text:p text:style-name="P2">Имя структуры</text:p>
          </table:table-cell>
          <table:table-cell table:style-name="Таблица1.A1" office:value-type="string">
            <text:p text:style-name="P2">Объект структуры</text:p>
          </table:table-cell>
          <table:table-cell table:style-name="Таблица1.A1" office:value-type="string">
            <text:p text:style-name="P2">LAYER</text:p>
          </table:table-cell>
          <table:table-cell table:style-name="Таблица1.A1" office:value-type="string">
            <text:p text:style-name="P2">SNAME</text:p>
          </table:table-cell>
          <table:table-cell table:style-name="Таблица1.A1" office:value-type="string">
            <text:p text:style-name="P2">COLROW</text:p>
          </table:table-cell>
          <table:table-cell table:style-name="Таблица1.F1" office:value-type="string">
            <text:p text:style-name="P2">XY</text:p>
          </table:table-cell>
        </table:table-row>
        <table:table-row>
          <table:table-cell table:style-name="Таблица1.A2" table:number-rows-spanned="3" office:value-type="string">
            <text:p text:style-name="P3">head_cell</text:p>
          </table:table-cell>
          <table:table-cell table:style-name="Таблица1.A2" office:value-type="string">
            <text:p text:style-name="P3">AREF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P3">ANTENNA_X1</text:p>
          </table:table-cell>
          <table:table-cell table:style-name="Таблица1.A2" office:value-type="string">
            <text:p text:style-name="P4">1,1</text:p>
          </table:table-cell>
          <table:table-cell table:style-name="Таблица1.F2" office:value-type="string">
            <text:p text:style-name="P4">(-1,-21)</text:p>
            <text:p text:style-name="P4">(5,-21)</text:p>
            <text:p text:style-name="P4">(-1,-21)</text:p>
          </table:table-cell>
        </table:table-row>
        <table:table-row>
          <table:covered-table-cell/>
          <table:table-cell table:style-name="Таблица1.A2" office:value-type="string">
            <text:p text:style-name="P4">AREF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P3">LOGIC0_X1</text:p>
          </table:table-cell>
          <table:table-cell table:style-name="Таблица1.A2" office:value-type="string">
            <text:p text:style-name="P4">1,1</text:p>
          </table:table-cell>
          <table:table-cell table:style-name="Таблица1.F2" office:value-type="string">
            <text:p text:style-name="P4">(-2, 11)</text:p>
            <text:p text:style-name="P4">(-2, 11)</text:p>
            <text:p text:style-name="P4">(-2, 44)</text:p>
          </table:table-cell>
        </table:table-row>
        <table:table-row>
          <table:covered-table-cell/>
          <table:table-cell table:style-name="Таблица1.A2" office:value-type="string">
            <text:p text:style-name="P4">AREF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P3">WELLTAP_X1</text:p>
          </table:table-cell>
          <table:table-cell table:style-name="Таблица1.A2" office:value-type="string">
            <text:p text:style-name="P4">2,2</text:p>
          </table:table-cell>
          <table:table-cell table:style-name="Таблица1.F2" office:value-type="string">
            <text:p text:style-name="P4">(-16, -6)</text:p>
            <text:p text:style-name="P4">(40, -5)</text:p>
            <text:p text:style-name="P4">(-16, -5)</text:p>
          </table:table-cell>
        </table:table-row>
        <table:table-row>
          <table:table-cell table:style-name="Таблица1.A2" table:number-rows-spanned="11" office:value-type="string">
            <text:p text:style-name="P18">WELLTAP_X1</text:p>
          </table:table-cell>
          <table:table-cell table:style-name="Таблица1.A2" office:value-type="string">
            <text:p text:style-name="P5">BOUNDARY</text:p>
          </table:table-cell>
          <table:table-cell table:style-name="Таблица1.A2" office:value-type="string">
            <text:p text:style-name="P5">235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5">(0, 0)</text:p>
            <text:p text:style-name="P5">(3.8, 0)</text:p>
            <text:p text:style-name="P5">(3.8, 14)</text:p>
            <text:p text:style-name="P5">(0, 14)</text:p>
            <text:p text:style-name="P5">(0, 0)</text:p>
          </table:table-cell>
        </table:table-row>
        <table:table-row>
          <table:covered-table-cell/>
          <table:table-cell table:style-name="Таблица1.A2" office:value-type="string">
            <text:p text:style-name="P5">BOUNDARY</text:p>
          </table:table-cell>
          <table:table-cell table:style-name="Таблица1.A2" office:value-type="string">
            <text:p text:style-name="P5">11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5">(0, 13.15)</text:p>
            <text:p text:style-name="P5">(2.05, 13.15)</text:p>
            <text:p text:style-name="P5">(2.05, 11.15)</text:p>
            <text:p text:style-name="P5">(2.75, 11.15)</text:p>
            <text:p text:style-name="P5">(2.75, 13.15)</text:p>
            <text:p text:style-name="P5">(3.8, 13.15)</text:p>
            <text:p text:style-name="P5">(3.8, 14.85)</text:p>
            <text:p text:style-name="P5">(0, 14.85)</text:p>
            <text:p text:style-name="P5">(0, 13.15)</text:p>
          </table:table-cell>
        </table:table-row>
        <table:table-row>
          <table:covered-table-cell/>
          <table:table-cell table:style-name="Таблица1.A2" office:value-type="string">
            <text:p text:style-name="P5">BOUNDARY</text:p>
          </table:table-cell>
          <table:table-cell table:style-name="Таблица1.A2" office:value-type="string">
            <text:p text:style-name="P5">11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5">(0, -0.85)</text:p>
            <text:p text:style-name="P5">(3.8, -0.85)</text:p>
            <text:p text:style-name="P5">(3.8, 0.85)</text:p>
            <text:p text:style-name="P5">(2.7, 0.85)</text:p>
            <text:p text:style-name="P5">(2.7, 2.85)</text:p>
            <text:p text:style-name="P5">(2, 2.85)</text:p>
            <text:p text:style-name="P5">(2, 0.85)</text:p>
            <text:p text:style-name="P5">(0, 0.85)</text:p>
            <text:p text:style-name="P5">(0, -0.85)</text:p>
          </table:table-cell>
        </table:table-row>
        <table:table-row>
          <table:covered-table-cell/>
          <table:table-cell table:style-name="Таблица1.A2" office:value-type="string">
            <text:p text:style-name="P5">BOUNDARY</text:p>
          </table:table-cell>
          <table:table-cell table:style-name="Таблица1.A2" office:value-type="string">
            <text:p text:style-name="P5">10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5">(2.05, 11.5)</text:p>
            <text:p text:style-name="P5">(2.7, 11.5)</text:p>
            <text:p text:style-name="P5">(2.7, 12.15)</text:p>
            <text:p text:style-name="P5">(2.05, 12.15)</text:p>
            <text:p text:style-name="P5">(2.05, 11.5)</text:p>
          </table:table-cell>
        </table:table-row>
        <table:table-row>
          <table:covered-table-cell/>
          <table:table-cell table:style-name="Таблица1.A2" office:value-type="string">
            <text:p text:style-name="P5">BOUNDARY</text:p>
          </table:table-cell>
          <table:table-cell table:style-name="Таблица1.A2" office:value-type="string">
            <text:p text:style-name="P5">10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5">(2.05, 1.85)</text:p>
            <text:p text:style-name="P5">(2.7, 1.85)</text:p>
            <text:p text:style-name="P5">(2.7, 2.5)</text:p>
            <text:p text:style-name="P5">(2.05, 2.5)</text:p>
            <text:p text:style-name="P5">(2.05, 1.85)</text:p>
          </table:table-cell>
        </table:table-row>
        <table:table-row>
          <table:covered-table-cell/>
          <table:table-cell table:style-name="Таблица1.A2" office:value-type="string">
            <text:p text:style-name="P5">BOUNDARY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5">(1.95, 11.45)</text:p>
            <text:p text:style-name="P5">(2.85, 11.45)</text:p>
            <text:p text:style-name="P5"><text:soft-page-break/>(2.85, 12.35)</text:p>
            <text:p text:style-name="P5">(1.95, 12.35)</text:p>
            <text:p text:style-name="P5">(1.95, 11.45)</text:p>
          </table:table-cell>
        </table:table-row>
        <table:table-row>
          <table:covered-table-cell/>
          <table:table-cell table:style-name="Таблица1.A2" office:value-type="string">
            <text:p text:style-name="P5">BOUNDARY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5">(1.95, 1.65)</text:p>
            <text:p text:style-name="P5">(2.85, 1.65)</text:p>
            <text:p text:style-name="P5">(2.85, 2.55)</text:p>
            <text:p text:style-name="P5">(1.95, 2.55)</text:p>
            <text:p text:style-name="P5">(1.95, 1.65)</text:p>
          </table:table-cell>
        </table:table-row>
        <table:table-row>
          <table:covered-table-cell/>
          <table:table-cell table:style-name="Таблица1.A2" office:value-type="string">
            <text:p text:style-name="P5">BOUNDARY</text:p>
          </table:table-cell>
          <table:table-cell table:style-name="Таблица1.A2" office:value-type="string">
            <text:p text:style-name="P5">5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5">(1.95, 1.65)</text:p>
            <text:p text:style-name="P5">(2.85, 1.65)</text:p>
            <text:p text:style-name="P5">(2.85, 2.55)</text:p>
            <text:p text:style-name="P5">(1.95, 2.55)</text:p>
            <text:p text:style-name="P5">(1.95, 1.65)</text:p>
          </table:table-cell>
        </table:table-row>
        <table:table-row>
          <table:covered-table-cell/>
          <table:table-cell table:style-name="Таблица1.A2" office:value-type="string">
            <text:p text:style-name="P6">BOUNDARY</text:p>
          </table:table-cell>
          <table:table-cell table:style-name="Таблица1.A2" office:value-type="string">
            <text:p text:style-name="P7">4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7">(1.95, 11.45)</text:p>
            <text:p text:style-name="P7">(2.85, 11.45)</text:p>
            <text:p text:style-name="P7">(2.85, 12.35)</text:p>
            <text:p text:style-name="P7">(1.95, 12.35)</text:p>
            <text:p text:style-name="P7">(1.95, 11.45)</text:p>
          </table:table-cell>
        </table:table-row>
        <table:table-row>
          <table:covered-table-cell/>
          <table:table-cell table:style-name="Таблица1.A2" office:value-type="string">
            <text:p text:style-name="P6">BOUNDARY</text:p>
          </table:table-cell>
          <table:table-cell table:style-name="Таблица1.A2" office:value-type="string">
            <text:p text:style-name="P7">2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7">(-1.15, -1.15)</text:p>
            <text:p text:style-name="P7">(4.95, -1.15)</text:p>
            <text:p text:style-name="P7">(4.95, 5.9)</text:p>
            <text:p text:style-name="P7">(-1.15, 5.9)</text:p>
            <text:p text:style-name="P7">(-1.15, -1.15)</text:p>
          </table:table-cell>
        </table:table-row>
        <table:table-row>
          <table:covered-table-cell/>
          <table:table-cell table:style-name="Таблица1.A2" office:value-type="string">
            <text:p text:style-name="P6">BOUNDARY</text:p>
          </table:table-cell>
          <table:table-cell table:style-name="Таблица1.A2" office:value-type="string">
            <text:p text:style-name="P7">3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7">(-1.15, 5.9)</text:p>
            <text:p text:style-name="P7">(4.95, 5.9)</text:p>
            <text:p text:style-name="P7">(4.95, 15.15)</text:p>
            <text:p text:style-name="P7">(-1.15, 15.15)</text:p>
            <text:p text:style-name="P7">(-1.15, 5.9)</text:p>
          </table:table-cell>
        </table:table-row>
        <table:table-row>
          <table:table-cell table:style-name="Таблица1.A2" table:number-rows-spanned="17" office:value-type="string">
            <text:p text:style-name="P19">LOGIC0_X1</text:p>
          </table:table-cell>
          <table:table-cell table:style-name="Таблица1.A2" office:value-type="string">
            <text:p text:style-name="P8">BOUNDARY</text:p>
          </table:table-cell>
          <table:table-cell table:style-name="Таблица1.A2" office:value-type="string">
            <text:p text:style-name="P8">235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8">(0, 0)</text:p>
            <text:p text:style-name="P8">(3.8, 0)</text:p>
            <text:p text:style-name="P8">(3.8, 14)</text:p>
            <text:p text:style-name="P8">(0, 14)</text:p>
            <text:p text:style-name="P8">(0, 0)</text:p>
          </table:table-cell>
        </table:table-row>
        <table:table-row>
          <table:covered-table-cell/>
          <table:table-cell table:style-name="Таблица1.A2" office:value-type="string">
            <text:p text:style-name="P8">BOUNDARY</text:p>
          </table:table-cell>
          <table:table-cell table:style-name="Таблица1.A2" office:value-type="string">
            <text:p text:style-name="P8">11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8">(0.6, 1.5)</text:p>
            <text:p text:style-name="P8">(1.3, 1.5)</text:p>
            <text:p text:style-name="P8">(1.3, 8.4)</text:p>
            <text:p text:style-name="P8">(0.6, 8.4)</text:p>
            <text:p text:style-name="P8">(0.6, 1.5)</text:p>
          </table:table-cell>
        </table:table-row>
        <table:table-row>
          <table:covered-table-cell/>
          <table:table-cell table:style-name="Таблица1.A2" office:value-type="string">
            <text:p text:style-name="P8">BOUNDARY</text:p>
          </table:table-cell>
          <table:table-cell table:style-name="Таблица1.A2" office:value-type="string">
            <text:p text:style-name="P8">11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8">(0.6, 9.75)</text:p>
            <text:p text:style-name="P8">(1.8, 9.75)</text:p>
            <text:p text:style-name="P8">(1.8, 12.5)</text:p>
            <text:p text:style-name="P8">(0.6, 12.5)</text:p>
            <text:p text:style-name="P8">(0.6, 9.75)</text:p>
          </table:table-cell>
        </table:table-row>
        <table:table-row>
          <table:covered-table-cell/>
          <table:table-cell table:style-name="Таблица1.A2" office:value-type="string">
            <text:p text:style-name="P8">BOUNDARY</text:p>
          </table:table-cell>
          <table:table-cell table:style-name="Таблица1.A2" office:value-type="string">
            <text:p text:style-name="P8">11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8">(0, -0.85)</text:p>
            <text:p text:style-name="P8">(3.8, -0.85)</text:p>
            <text:p text:style-name="P8">(3.8, 0.85)</text:p>
            <text:p text:style-name="P8">(3.1, 0.85)</text:p>
            <text:p text:style-name="P8">(3.1, 2.85)</text:p>
            <text:p text:style-name="P8"><text:soft-page-break/>(2.4, 2.85)</text:p>
            <text:p text:style-name="P8">(2.4, 0.85)</text:p>
            <text:p text:style-name="P8">(0, 0.85)</text:p>
            <text:p text:style-name="P8">(0, -0.85)</text:p>
          </table:table-cell>
        </table:table-row>
        <table:table-row>
          <table:covered-table-cell/>
          <table:table-cell table:style-name="Таблица1.A2" office:value-type="string">
            <text:p text:style-name="P8">BOUNDARY</text:p>
          </table:table-cell>
          <table:table-cell table:style-name="Таблица1.A2" office:value-type="string">
            <text:p text:style-name="P8">11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8">(0, 13.15)</text:p>
            <text:p text:style-name="P8">(2.45, 13.15)</text:p>
            <text:p text:style-name="P8">(2.45, 11.15)</text:p>
            <text:p text:style-name="P8">(3.15, 11.15)</text:p>
            <text:p text:style-name="P8">(3.15, 13.15)</text:p>
            <text:p text:style-name="P8">(3.8, 13.15)</text:p>
            <text:p text:style-name="P8">(3.8, 14.85)</text:p>
            <text:p text:style-name="P8">(0, 14.85)</text:p>
            <text:p text:style-name="P8">(0, 13.15)</text:p>
          </table:table-cell>
        </table:table-row>
        <table:table-row>
          <table:covered-table-cell/>
          <table:table-cell table:style-name="Таблица1.A2" office:value-type="string">
            <text:p text:style-name="P8">BOUNDARY</text:p>
          </table:table-cell>
          <table:table-cell table:style-name="Таблица1.A2" office:value-type="string">
            <text:p text:style-name="P8">10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8">(0.6, 1.85)</text:p>
            <text:p text:style-name="P8">(1.25, 1.85)</text:p>
            <text:p text:style-name="P8">(1.25, 2.5)</text:p>
            <text:p text:style-name="P8">(0.6, 2.5)</text:p>
            <text:p text:style-name="P8">(0.6, 1.85)</text:p>
          </table:table-cell>
        </table:table-row>
        <table:table-row>
          <table:covered-table-cell/>
          <table:table-cell table:style-name="Таблица1.A2" office:value-type="string">
            <text:p text:style-name="P8">BOUNDARY</text:p>
          </table:table-cell>
          <table:table-cell table:style-name="Таблица1.A2" office:value-type="string">
            <text:p text:style-name="P8">10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8">(0.6, 11.5)</text:p>
            <text:p text:style-name="P8">(1.25, 11.5)</text:p>
            <text:p text:style-name="P8">(1.25, 12.15)</text:p>
            <text:p text:style-name="P8">(0.6, 12.15)</text:p>
            <text:p text:style-name="P8">(0.6, 11.5)</text:p>
          </table:table-cell>
        </table:table-row>
        <table:table-row>
          <table:covered-table-cell/>
          <table:table-cell table:style-name="Таблица1.A2" office:value-type="string">
            <text:p text:style-name="P8">BOUNDARY</text:p>
          </table:table-cell>
          <table:table-cell table:style-name="Таблица1.A2" office:value-type="string">
            <text:p text:style-name="P8">10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8">(1.15, 10.1)</text:p>
            <text:p text:style-name="P8">(1.8, 10.1)</text:p>
            <text:p text:style-name="P8">(1.8, 10.75)</text:p>
            <text:p text:style-name="P8">(1.15, 10.75)</text:p>
            <text:p text:style-name="P8">(1.15, 10.1)</text:p>
          </table:table-cell>
        </table:table-row>
        <table:table-row>
          <table:covered-table-cell/>
          <table:table-cell table:style-name="Таблица1.A2" office:value-type="string">
            <text:p text:style-name="P8">BOUNDARY</text:p>
          </table:table-cell>
          <table:table-cell table:style-name="Таблица1.A2" office:value-type="string">
            <text:p text:style-name="P8">10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8">(2.45, 1.85)</text:p>
            <text:p text:style-name="P8">(3.1, 1.85)</text:p>
            <text:p text:style-name="P8">(3.1, 2.5)</text:p>
            <text:p text:style-name="P8">(2.45, 2.5)</text:p>
            <text:p text:style-name="P8">(2.45, 1.85)</text:p>
          </table:table-cell>
        </table:table-row>
        <table:table-row>
          <table:covered-table-cell/>
          <table:table-cell table:style-name="Таблица1.A2" office:value-type="string">
            <text:p text:style-name="P8">BOUNDARY</text:p>
          </table:table-cell>
          <table:table-cell table:style-name="Таблица1.A2" office:value-type="string">
            <text:p text:style-name="P8">10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8">(2.45, 11.5)</text:p>
            <text:p text:style-name="P8">(3.1, 11.5)</text:p>
            <text:p text:style-name="P8">(3.1, 12.15)</text:p>
            <text:p text:style-name="P8">(2.45, 12.15)</text:p>
            <text:p text:style-name="P8">(2.45, 11.5)</text:p>
          </table:table-cell>
        </table:table-row>
        <table:table-row>
          <table:covered-table-cell/>
          <table:table-cell table:style-name="Таблица1.A2" office:value-type="string">
            <text:p text:style-name="P8">BOUNDARY</text:p>
          </table:table-cell>
          <table:table-cell table:style-name="Таблица1.A2" office:value-type="string">
            <text:p text:style-name="P8">9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8">(1.1, 10.05)</text:p>
            <text:p text:style-name="P8">(1.6, 10.05)</text:p>
            <text:p text:style-name="P8">(1.6, 1.15)</text:p>
            <text:p text:style-name="P8">(2.1, 1.15)</text:p>
            <text:p text:style-name="P8">(2.1, 12.85)</text:p>
            <text:p text:style-name="P8">(1.6, 12.85)</text:p>
            <text:p text:style-name="P8">(1.6, 10.8)</text:p>
            <text:p text:style-name="P8">(1.1, 10.8)</text:p>
            <text:p text:style-name="P8">(1.1, 10.05)</text:p>
          </table:table-cell>
        </table:table-row>
        <table:table-row>
          <table:covered-table-cell/>
          <table:table-cell table:style-name="Таблица1.A2" office:value-type="string">
            <text:p text:style-name="P8">BOUNDARY</text:p>
          </table:table-cell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8">(0.55, 1.65)</text:p>
            <text:p text:style-name="P8">(3.15, 1.65)</text:p>
            <text:p text:style-name="P8"><text:soft-page-break/>(3.15, 2.55)</text:p>
            <text:p text:style-name="P8">(0.55, 2.55)</text:p>
            <text:p text:style-name="P8">(0.55, 1.65)</text:p>
          </table:table-cell>
        </table:table-row>
        <table:table-row>
          <table:covered-table-cell/>
          <table:table-cell table:style-name="Таблица1.A2" office:value-type="string">
            <text:p text:style-name="P8">BOUNDARY</text:p>
          </table:table-cell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8">(0.55, 11.45)</text:p>
            <text:p text:style-name="P8">(3.15, 11.45)</text:p>
            <text:p text:style-name="P8">(3.15, 12.35)</text:p>
            <text:p text:style-name="P8">(0.55, 12.35)</text:p>
            <text:p text:style-name="P8">(0.55, 11.45)</text:p>
          </table:table-cell>
        </table:table-row>
        <table:table-row>
          <table:covered-table-cell/>
          <table:table-cell table:style-name="Таблица1.A2" office:value-type="string">
            <text:p text:style-name="P8">BOUNDARY</text:p>
          </table:table-cell>
          <table:table-cell table:style-name="Таблица1.A2" office:value-type="string">
            <text:p text:style-name="P8">5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8">(-0.25, 5.9)</text:p>
            <text:p text:style-name="P8">(4.05, 5.9)</text:p>
            <text:p text:style-name="P8">(4.05, 14.25)</text:p>
            <text:p text:style-name="P8">(-0.25, 14.25)</text:p>
            <text:p text:style-name="P8">(-0.25, 5.9)</text:p>
          </table:table-cell>
        </table:table-row>
        <table:table-row>
          <table:covered-table-cell/>
          <table:table-cell table:style-name="Таблица1.A2" office:value-type="string">
            <text:p text:style-name="P8">BOUNDARY</text:p>
          </table:table-cell>
          <table:table-cell table:style-name="Таблица1.A2" office:value-type="string">
            <text:p text:style-name="P8">4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8">(-0.25, -0.25)</text:p>
            <text:p text:style-name="P8">(4.05, -0.25)</text:p>
            <text:p text:style-name="P8">(4.05, 5.9)</text:p>
            <text:p text:style-name="P8">(-0.25, 5.9)</text:p>
            <text:p text:style-name="P8">(-0.25, -0.25)</text:p>
          </table:table-cell>
        </table:table-row>
        <table:table-row>
          <table:covered-table-cell/>
          <table:table-cell table:style-name="Таблица1.A2" office:value-type="string">
            <text:p text:style-name="P8">BOUNDARY</text:p>
          </table:table-cell>
          <table:table-cell table:style-name="Таблица1.A2" office:value-type="string">
            <text:p text:style-name="P8">2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8">(-1.15, -1.15)</text:p>
            <text:p text:style-name="P8">(4.95, -1.15)</text:p>
            <text:p text:style-name="P8">(4.95, 5.9)</text:p>
            <text:p text:style-name="P8">(-1.15, 5.9)</text:p>
            <text:p text:style-name="P8">(-1.15, -1.15)</text:p>
          </table:table-cell>
        </table:table-row>
        <table:table-row>
          <table:covered-table-cell/>
          <table:table-cell table:style-name="Таблица1.A2" office:value-type="string">
            <text:p text:style-name="P8">BOUNDARY</text:p>
          </table:table-cell>
          <table:table-cell table:style-name="Таблица1.A2" office:value-type="string">
            <text:p text:style-name="P8">3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13">(-1.15, 5.9)</text:p>
            <text:p text:style-name="P13">(4.95, 5.9)</text:p>
            <text:p text:style-name="P13">(4.95, 15.15)</text:p>
            <text:p text:style-name="P13">(-1.15, 15.15)</text:p>
            <text:p text:style-name="P13">(-1.15, 5.9)</text:p>
          </table:table-cell>
        </table:table-row>
        <table:table-row>
          <table:table-cell table:style-name="Таблица1.A2" table:number-rows-spanned="12" office:value-type="string">
            <text:p text:style-name="P20">ANTENNA_X1</text:p>
          </table:table-cell>
          <table:table-cell table:style-name="Таблица1.A2" office:value-type="string">
            <text:p text:style-name="P9">BOUNDARY</text:p>
          </table:table-cell>
          <table:table-cell table:style-name="Таблица1.A2" office:value-type="string">
            <text:p text:style-name="P14">235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14">(0, 0)</text:p>
            <text:p text:style-name="P14">(1.9, 0)</text:p>
            <text:p text:style-name="P14">(1.9, 14)</text:p>
            <text:p text:style-name="P14">(0, 14)</text:p>
            <text:p text:style-name="P14">(0, 0)</text:p>
          </table:table-cell>
        </table:table-row>
        <table:table-row>
          <table:covered-table-cell/>
          <table:table-cell table:style-name="Таблица1.A2" office:value-type="string">
            <text:p text:style-name="P9">BOUNDARY</text:p>
          </table:table-cell>
          <table:table-cell table:style-name="Таблица1.A2" office:value-type="string">
            <text:p text:style-name="P14">11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14">(0.6, 4.2)</text:p>
            <text:p text:style-name="P14">(1.3, 4.2)</text:p>
            <text:p text:style-name="P14">(1.3, 7.5)</text:p>
            <text:p text:style-name="P14">(0.6, 7.5)</text:p>
            <text:p text:style-name="P14">(0.6, 4.2)</text:p>
          </table:table-cell>
        </table:table-row>
        <table:table-row>
          <table:covered-table-cell/>
          <table:table-cell table:style-name="Таблица1.A2" office:value-type="string">
            <text:p text:style-name="P9">BOUNDARY</text:p>
          </table:table-cell>
          <table:table-cell table:style-name="Таблица1.A2" office:value-type="string">
            <text:p text:style-name="P14">11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14">(0, -0.85)</text:p>
            <text:p text:style-name="P14">(1.9, -0.85)</text:p>
            <text:p text:style-name="P14">(1.9, 0.85)</text:p>
            <text:p text:style-name="P14">(0, 0.85)</text:p>
            <text:p text:style-name="P14">(0, -0.85)</text:p>
          </table:table-cell>
        </table:table-row>
        <table:table-row>
          <table:covered-table-cell/>
          <table:table-cell table:style-name="Таблица1.A2" office:value-type="string">
            <text:p text:style-name="P9">BOUNDARY</text:p>
          </table:table-cell>
          <table:table-cell table:style-name="Таблица1.A2" office:value-type="string">
            <text:p text:style-name="P14">11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14">(0, 13.15)</text:p>
            <text:p text:style-name="P14">(1.9, 13.15)</text:p>
            <text:p text:style-name="P14">(1.9, 14.85)</text:p>
            <text:p text:style-name="P14">(0, 14.85)</text:p>
            <text:p text:style-name="P14">(0, 13.15)</text:p>
          </table:table-cell>
        </table:table-row>
        <table:table-row>
          <table:covered-table-cell/>
          <table:table-cell table:style-name="Таблица1.A2" office:value-type="string">
            <text:p text:style-name="P9">BOUNDARY</text:p>
          </table:table-cell>
          <table:table-cell table:style-name="Таблица1.A2" office:value-type="string">
            <text:p text:style-name="P14">10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14">(0.6, 4.55)</text:p>
            <text:p text:style-name="P14">(1.25, 4.55)</text:p>
            <text:p text:style-name="P14">(1.25, 5.2)</text:p>
            <text:p text:style-name="P14">(0.6, 5.2)</text:p>
            <text:p text:style-name="P14">(0.6, 4.55)</text:p>
          </table:table-cell>
        </table:table-row>
        <table:table-row>
          <table:covered-table-cell/>
          <table:table-cell table:style-name="Таблица1.A2" office:value-type="string">
            <text:p text:style-name="P9">BOUNDARY</text:p>
          </table:table-cell>
          <table:table-cell table:style-name="Таблица1.A2" office:value-type="string">
            <text:p text:style-name="P14">10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14">(0.6, 6.5)</text:p>
            <text:p text:style-name="P14">(1.25, 6.5)</text:p>
            <text:p text:style-name="P14">(1.25, 7.15)</text:p>
            <text:p text:style-name="P14">(0.6, 7.15)</text:p>
            <text:p text:style-name="P14">(0.6, 6.5)</text:p>
          </table:table-cell>
        </table:table-row>
        <table:table-row>
          <table:covered-table-cell/>
          <table:table-cell table:style-name="Таблица1.A2" office:value-type="string">
            <text:p text:style-name="P9">BOUNDARY</text:p>
          </table:table-cell>
          <table:table-cell table:style-name="Таблица1.A2" office:value-type="string">
            <text:p text:style-name="P14">1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14">(0.55, 4.35)</text:p>
            <text:p text:style-name="P14">(1.45, 4.35)</text:p>
            <text:p text:style-name="P14">(1.45, 5.25)</text:p>
            <text:p text:style-name="P14">(0.55, 5.25)</text:p>
            <text:p text:style-name="P14">(0.55, 4.35)</text:p>
          </table:table-cell>
        </table:table-row>
        <table:table-row>
          <table:covered-table-cell/>
          <table:table-cell table:style-name="Таблица1.A2" office:value-type="string">
            <text:p text:style-name="P9">BOUNDARY</text:p>
          </table:table-cell>
          <table:table-cell table:style-name="Таблица1.A2" office:value-type="string">
            <text:p text:style-name="P14">1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14">(0.55, 6.45)</text:p>
            <text:p text:style-name="P14">(1.45, 6.45)</text:p>
            <text:p text:style-name="P14">(1.45, 7.35)</text:p>
            <text:p text:style-name="P14">(0.55, 7.35)</text:p>
            <text:p text:style-name="P14">(0.55, 6.45)</text:p>
          </table:table-cell>
        </table:table-row>
        <table:table-row>
          <table:covered-table-cell/>
          <table:table-cell table:style-name="Таблица1.A2" office:value-type="string">
            <text:p text:style-name="P9">BOUNDARY</text:p>
          </table:table-cell>
          <table:table-cell table:style-name="Таблица1.A2" office:value-type="string">
            <text:p text:style-name="P14">5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14">(-0.25, 5.9)</text:p>
            <text:p text:style-name="P14">(2.15, 5.9)</text:p>
            <text:p text:style-name="P14">(2.15, 14.25)</text:p>
            <text:p text:style-name="P14">(-0.25, 14.25)</text:p>
            <text:p text:style-name="P14">(-0.25, 5.9)</text:p>
          </table:table-cell>
        </table:table-row>
        <table:table-row>
          <table:covered-table-cell/>
          <table:table-cell table:style-name="Таблица1.A2" office:value-type="string">
            <text:p text:style-name="P10">BOUNDARY</text:p>
          </table:table-cell>
          <table:table-cell table:style-name="Таблица1.A2" office:value-type="string">
            <text:p text:style-name="P15">4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15">(-0.25, -0.25)</text:p>
            <text:p text:style-name="P15">(2.15, -0.25)</text:p>
            <text:p text:style-name="P15">(2.15, 5.9)</text:p>
            <text:p text:style-name="P15">(-0.25, 5.9)</text:p>
            <text:p text:style-name="P15">(-0.25, -0.25)</text:p>
          </table:table-cell>
        </table:table-row>
        <table:table-row>
          <table:covered-table-cell/>
          <table:table-cell table:style-name="Таблица1.A2" office:value-type="string">
            <text:p text:style-name="P11">BOUNDARY</text:p>
          </table:table-cell>
          <table:table-cell table:style-name="Таблица1.A2" office:value-type="string">
            <text:p text:style-name="P16">2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16">(-1.15, -1.15)</text:p>
            <text:p text:style-name="P16">(3.05, -1.15)</text:p>
            <text:p text:style-name="P16">(3.05, 5.9)</text:p>
            <text:p text:style-name="P16">(-1.15, 5.9)</text:p>
            <text:p text:style-name="P16">(-1.15, -1.15)</text:p>
          </table:table-cell>
        </table:table-row>
        <table:table-row>
          <table:covered-table-cell/>
          <table:table-cell table:style-name="Таблица1.A2" office:value-type="string">
            <text:p text:style-name="P12">BOUNDARY</text:p>
          </table:table-cell>
          <table:table-cell table:style-name="Таблица1.A2" office:value-type="string">
            <text:p text:style-name="P17">3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17">(-1.15, 5.9)</text:p>
            <text:p text:style-name="P17">(3.05, 5.9)</text:p>
            <text:p text:style-name="P17">(3.05, 15.15)</text:p>
            <text:p text:style-name="P17">(-1.15, 15.15)</text:p>
            <text:p text:style-name="P17">(-1.15, 5.9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5T12:00:57.897000000</meta:creation-date>
    <dc:date>2022-12-05T12:42:48.741000000</dc:date>
    <meta:editing-duration>PT28M33S</meta:editing-duration>
    <meta:editing-cycles>11</meta:editing-cycles>
    <meta:generator>LibreOffice/5.2.0.4$Windows_x86 LibreOffice_project/066b007f5ebcc236395c7d282ba488bca6720265</meta:generator>
    <meta:document-statistic meta:table-count="1" meta:image-count="0" meta:object-count="0" meta:page-count="5" meta:paragraph-count="412" meta:word-count="641" meta:character-count="3219" meta:non-whitespace-character-count="2990"/>
  </office:meta>
</office:document-meta>
</file>